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863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61c7" style:font-weight-asian="bold" style:font-weight-complex="bold"/>
    </style:style>
    <style:style style:name="T3" style:family="text">
      <style:text-properties officeooo:rsid="000479df"/>
    </style:style>
    <style:style style:name="T4" style:family="text">
      <style:text-properties officeooo:rsid="0008635f"/>
    </style:style>
    <style:style style:name="T5" style:family="text">
      <style:text-properties officeooo:rsid="0009e8ee"/>
    </style:style>
    <style:style style:name="T6" style:family="text">
      <style:text-properties officeooo:rsid="000b9b3d"/>
    </style:style>
    <style:style style:name="T7" style:family="text">
      <style:text-properties officeooo:rsid="000d61c7"/>
    </style:style>
    <style:style style:name="T8" style:family="text">
      <style:text-properties officeooo:rsid="000ee2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<text:span text:style-name="T3">S</text:span>erver dump in symfony</text:p>
      <text:p text:style-name="Standard"><text:span text:style-name="T1"/></text:p>
      <text:p text:style-name="Standard"><text:s/><text:span text:style-name="T1"><text:s text:c="3"/>=&gt;The Dump Server</text:span></text:p>
      <text:p text:style-name="Standard"><text:span text:style-name="T1"/></text:p>
      <text:p text:style-name="Standard"><text:s text:c="12"/>=<text:span text:style-name="T1">The dump() function outputs its contents in the same browser window or console <text:tab/>terminal as your own application.</text:span></text:p>
      <text:p text:style-name="Standard"><text:span text:style-name="T1"/></text:p>
      <text:p text:style-name="Standard"><text:s text:c="12"/>=<text:span text:style-name="T1">Sometimes mixing the real output with the debug output can be confusing. That's <text:tab/>why this component provides a server to collect all the dumped data.</text:span></text:p>
      <text:p text:style-name="Standard"><text:span text:style-name="T1"/></text:p>
      <text:p text:style-name="Standard"><text:s text:c="12"/>=<text:span text:style-name="T1">Start the server with the server:dump command and whenever you call to dump(),</text:span></text:p>
      <text:p text:style-name="Standard"><text:s text:c="12"/>=<text:span text:style-name="T1">the dumped data won't be displayed in the output but sent to that server, which <text:tab/>outputs it to its own console or to an HTML file:</text:span></text:p>
      <text:p text:style-name="Standard"/>
      <text:p text:style-name="Standard"><text:s text:c="12"/><text:span text:style-name="T1">Example</text:span></text:p>
      <text:p text:style-name="P2"><text:s text:c="11"/><text:span text:style-name="T4">1) </text:span><text:span text:style-name="T6">S</text:span><text:span text:style-name="T5">how direct</text:span></text:p>
      <text:p text:style-name="P2"><text:s/><text:tab/> php bin/console server:dump</text:p>
      <text:p text:style-name="P1"><text:s text:c="12"/>[OK] Server listening on tcp://0.0.0.0:9912</text:p>
      <text:p text:style-name="P1"/>
      <text:p text:style-name="P1"><text:tab/><text:span text:style-name="T4">2) </text:span><text:span text:style-name="T6">S</text:span><text:span text:style-name="T5">ave inside the file</text:span></text:p>
      <text:p text:style-name="P1"><text:s text:c="12"/>php bin/console server:dump --format=html &gt; dump.html</text:p>
      <text:p text:style-name="Standard"/>
      <text:p text:style-name="Standard"><text:s text:c="7"/><text:span text:style-name="T1">=&gt;Configuring the Dump Server with Environment Variables</text:span></text:p>
      <text:p text:style-name="Standard"><text:span text:style-name="T1"/></text:p>
      <text:p text:style-name="Standard"><text:s text:c="8"/><text:span text:style-name="T1">=then, run your code with the VAR_DUMPER_FORMAT=server env var by configuring <text:tab/>this value in the .env file of your application</text:span></text:p>
      <text:p text:style-name="Standard"><text:span text:style-name="T1"/></text:p>
      <text:p text:style-name="Standard"><text:s text:c="8"/><text:tab/>=<text:span text:style-name="T1">VAR_DUMPER_FORMAT=server [your-cli-command]</text:span></text:p>
      <text:p text:style-name="Standard"/>
      <text:p text:style-name="Standard"><text:s text:c="8"/><text:span text:style-name="T1">Example</text:span></text:p>
      <text:p text:style-name="Standard"><text:span text:style-name="T1"/></text:p>
      <text:p text:style-name="Standard"><text:s text:c="12"/>=&gt;<text:span text:style-name="T2">C</text:span><text:span text:style-name="T1">reate one folder in project root like dumplog</text:span></text:p>
      <text:p text:style-name="Standard"><text:span text:style-name="T1"/></text:p>
      <text:p text:style-name="Standard"><text:s text:c="12"/>=&gt;Controller code</text:p>
      <text:p text:style-name="Standard"><text:s text:c="13"/>public function addToDo(Request $request,ManagerRegistry $doctrine): Response</text:p>
      <text:p text:style-name="Standard"><text:s text:c="16"/>{</text:p>
      <text:p text:style-name="Standard"><text:s text:c="20"/>$entityManager = $doctrine-&gt;getManager();</text:p>
      <text:p text:style-name="Standard"><text:s text:c="20"/>$todo = new TodoLIST();</text:p>
      <text:p text:style-name="Standard"><text:s text:c="20"/>$todo-&gt;getName('Write a blog post');</text:p>
      <text:p text:style-name="Standard"><text:s text:c="20"/>$todo-&gt;setStartdate(new \DateTime('tomorrow'));</text:p>
      <text:p text:style-name="Standard"><text:s text:c="20"/>$todo-&gt;setNote('');</text:p>
      <text:p text:style-name="Standard"/>
      <text:p text:style-name="Standard"><text:s text:c="20"/>$form = $this-&gt;createForm(ToDoType::class, $todo);</text:p>
      <text:p text:style-name="Standard"/>
      <text:p text:style-name="Standard"><text:s text:c="20"/>$form-&gt;handleRequest($request);</text:p>
      <text:p text:style-name="Standard"/>
      <text:p text:style-name="Standard"><text:s text:c="14"/><text:span text:style-name="T1"><text:s/><text:tab/> dump($form);</text:span></text:p>
      <text:p text:style-name="Standard"><text:s text:c="20"/>if ($form-&gt;isSubmitted() &amp;&amp; $form-&gt;isValid()) {</text:p>
      <text:p text:style-name="Standard"><text:s text:c="24"/>$todo = $form-&gt;getData();</text:p>
      <text:p text:style-name="Standard"/>
      <text:p text:style-name="Standard"><text:s text:c="24"/>$entityManager-&gt;persist($todo);</text:p>
      <text:p text:style-name="Standard"><text:soft-page-break/><text:s text:c="24"/>// actually executes the queries (i.e. the INSERT query)</text:p>
      <text:p text:style-name="Standard"><text:s text:c="24"/>$entityManager-&gt;flush();</text:p>
      <text:p text:style-name="Standard"><text:s text:c="24"/>// ... perform some action, such as saving the task to the database</text:p>
      <text:p text:style-name="Standard"><text:s text:c="24"/>return $this-&gt;redirectToRoute('app_to_do_list');</text:p>
      <text:p text:style-name="Standard"><text:s text:c="20"/>}</text:p>
      <text:p text:style-name="Standard"><text:s text:c="20"/>else if($form-&gt;isSubmitted() &amp;&amp; !$form-&gt;isValid()){</text:p>
      <text:p text:style-name="Standard"><text:s text:c="24"/>// <text:s/>dd($form-&gt;getErrors());</text:p>
      <text:p text:style-name="Standard"><text:s text:c="20"/>}</text:p>
      <text:p text:style-name="Standard"/>
      <text:p text:style-name="Standard"/>
      <text:p text:style-name="Standard"><text:s text:c="20"/>return $this-&gt;renderForm('to_do_list/addToDo.html.twig', [</text:p>
      <text:p text:style-name="Standard"><text:s text:c="24"/>'form' =&gt; $form,</text:p>
      <text:p text:style-name="Standard"><text:s text:c="20"/>]);</text:p>
      <text:p text:style-name="Standard"><text:s text:c="16"/>}</text:p>
      <text:p text:style-name="Standard"/>
      <text:p text:style-name="Standard"><text:s text:c="12"/>=&gt;<text:span text:style-name="T1">command</text:span></text:p>
      <text:p text:style-name="Standard"><text:span text:style-name="T1"/></text:p>
      <text:p text:style-name="Standard"><text:s text:c="14"/><text:span text:style-name="T1"><text:s text:c="3"/>symfony console server:dump --format=html &gt; dumplog/dump.html</text:span></text:p>
      <text:p text:style-name="Standard"><text:span text:style-name="T1"/></text:p>
      <text:p text:style-name="Standard"><text:s text:c="8"/><text:tab/> <text:s text:c="2"/>=&gt; when dump is call at then time new fil<text:span text:style-name="T7">e </text:span>is <text:span text:style-name="T7">create </text:span><text:s/>inside the dumplog folder and create <text:tab/> <text:s text:c="4"/>this newdumo html file every time file datas is <text:span text:style-name="T7">override </text:span><text:s/>when du<text:span text:style-name="T7">m</text:span>p is call</text:p>
      <text:p text:style-name="Standard"/>
      <text:p text:style-name="Standard"><text:s text:c="12"/><text:span text:style-name="T1">dump direct in cmd</text:span></text:p>
      <text:p text:style-name="Standard"><text:span text:style-name="T1"/></text:p>
      <text:p text:style-name="Standard"><text:s text:c="16"/>= symfony console server:dump</text:p>
      <text:p text:style-name="Standard"/>
      <text:p text:style-name="Standard"><text:s text:c="11"/><text:span text:style-name="T1"><text:s/>with html format</text:span></text:p>
      <text:p text:style-name="Standard"/>
      <text:p text:style-name="Standard"><text:s text:c="14"/><text:span text:style-name="T1"><text:s/>symfony console server:dump --format=html </text:span></text:p>
      <text:p text:style-name="Standard"><text:span text:style-name="T1"/></text:p>
      <text:p text:style-name="Standard"><text:s text:c="12"/>=<text:span text:style-name="T7">N</text:span>ow file is creatre you can open and dump the error in browser also</text:p>
      <text:p text:style-name="Standard"><text:s text:c="12"/>=&gt;<text:span text:style-name="T7">Y</text:span>ou can set any name of file</text:p>
      <text:p text:style-name="Standard"><text:s text:c="12"/>=<text:span text:style-name="T7">W</text:span>hen r<text:span text:style-name="T7">u</text:span>n the command set the name of file</text:p>
      <text:p text:style-name="Standard"><text:s text:c="12"/>=&gt;create same name file ins<text:span text:style-name="T7">i</text:span>de the folder</text:p>
      <text:p text:style-name="Standard"><text:s text:c="12"/><text:span text:style-name="T1">you can dump yo</text:span><text:span text:style-name="T2">ur </text:span><text:span text:style-name="T1"><text:s/>error e</text:span><text:span text:style-name="T2">s</text:span><text:span text:style-name="T1">aily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 text:c="13"/><text:span text:style-name="T1"><text:s text:c="3"/>file:///home/vipula/web/vca-symfony-demo/sysWebDemo/dumplog/dump.html</text:span></text:p>
      <text:p text:style-name="Standard"><text:s text:c="16"/>Out put</text:p>
      <text:p text:style-name="Standard"><text:s text:c="16"/>ToDoListController.php on line 49</text:p>
      <text:p text:style-name="Standard"/>
      <text:p text:style-name="Standard"><text:s text:c="16"/>Symfony\Component\Form\Form {#688 ▼</text:p>
      <text:p text:style-name="Standard"><text:s text:c="16"/>-config: Symfony\Component\FormFormBuilder {#689 ▶}</text:p>
      <text:p text:style-name="Standard"><text:s text:c="16"/>-parent: null</text:p>
      <text:p text:style-name="Standard"><text:s text:c="16"/>-children: Symfony\Component\Form\UtilOrderedHashMap {#690 ▶}</text:p>
      <text:p text:style-name="Standard"><text:s text:c="16"/>-errors: []</text:p>
      <text:p text:style-name="Standard"><text:s text:c="16"/>-submitted: true</text:p>
      <text:p text:style-name="Standard"><text:s text:c="16"/>-clickedButton: Symfony\Component\FormSubmitButton {#706 ▶}</text:p>
      <text:p text:style-name="Standard"><text:s text:c="16"/>-modelData: App\EntityTodoLIST {#455 ▶}</text:p>
      <text:p text:style-name="Standard"><text:s text:c="16"/>-normData: App\EntityTodoLIST {#455 ▶}</text:p>
      <text:p text:style-name="Standard"><text:s text:c="16"/>-viewData: App\EntityTodoLIST {#455 ▶}</text:p>
      <text:p text:style-name="Standard"><text:s text:c="16"/>-extraData: []</text:p>
      <text:p text:style-name="Standard"><text:s text:c="16"/>-transformationFailure: null</text:p>
      <text:p text:style-name="Standard"><text:s text:c="16"/>-defaultDataSet: true</text:p>
      <text:p text:style-name="Standard"><text:s text:c="16"/>-lockSetData: false</text:p>
      <text:p text:style-name="Standard"><text:s text:c="16"/>-name: "to_do"</text:p>
      <text:p text:style-name="Standard"><text:s text:c="16"/>-inheritData: false</text:p>
      <text:p text:style-name="Standard"><text:s text:c="16"/>-propertyPath: null</text:p>
      <text:p text:style-name="Standard"/>
      <text:p text:style-name="Standard"><text:s text:c="16"/>https://127.0.0.1:8000/todo/add</text:p>
      <text:p text:style-name="Standard"><text:s text:c="16"/>Thu, 16 Mar 2023 12:52:00 +0530</text:p>
      <text:p text:style-name="Standard"><text:s text:c="16"/>"App\Controller\ToDoListController::addToDo"</text:p>
      <text:p text:style-name="Standard"><text:s text:c="16"/>/home/vipula/web/vca-symfony-demo/sysWebDemo</text:p>
      <text:p text:style-name="Standard"/>
      <text:p text:style-name="P1">2)Form event validation with date validation example</text:p>
      <text:p text:style-name="Standard"/>
      <text:p text:style-name="Standard"/>
      <text:p text:style-name="Standard"><text:s text:c="4"/>=&gt;We can make the for validation inside the form type with event listner</text:p>
      <text:p text:style-name="Standard"><text:s text:c="4"/>=&gt;we need to check the value as per validation and make this error inside the form clounm</text:p>
      <text:p text:style-name="Standard"><text:s text:c="4"/>=&gt;wet the error in form like like <text:span text:style-name="T1">SetData</text:span></text:p>
      <text:p text:style-name="Standard"><text:s text:c="4"/><text:span text:style-name="T1">Example</text:span></text:p>
      <text:p text:style-name="Standard"><text:span text:style-name="T1"/></text:p>
      <text:p text:style-name="Standard"><text:s text:c="4"/><text:span text:style-name="T1"><text:s text:c="2"/>$form-&gt;setData('startdate')-&gt;addError(new FormError('error end date is not less then start date please check '));</text:span></text:p>
      <text:p text:style-name="Standard"><text:s text:c="6"/><text:span text:style-name="T8">I</text:span>t <text:span text:style-name="T8">return</text:span> the error in for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6"/><text:span text:style-name="T1">Example</text:span></text:p>
      <text:p text:style-name="Standard"/>
      <text:p text:style-name="Standard"><text:s text:c="8"/><text:span text:style-name="T1">Type</text:span></text:p>
      <text:p text:style-name="Standard"/>
      <text:p text:style-name="Standard"><text:s text:c="8"/>&lt;?php</text:p>
      <text:p text:style-name="Standard"><text:s text:c="12"/>// src/Form/Type/TaskType.php</text:p>
      <text:p text:style-name="Standard"><text:s text:c="12"/>namespace App\Form\Type;</text:p>
      <text:p text:style-name="Standard"/>
      <text:p text:style-name="Standard"><text:s text:c="12"/>use Symfony\Component\Form\AbstractType;</text:p>
      <text:p text:style-name="Standard"><text:s text:c="12"/>use Symfony\Component\Form\Extension\Core\Type\DateType;</text:p>
      <text:p text:style-name="Standard"><text:s text:c="12"/>use Symfony\Component\Form\Extension\Core\Type\TextareaType;</text:p>
      <text:p text:style-name="Standard"><text:s text:c="12"/>use Symfony\Component\Form\Extension\Core\Type\SubmitType;</text:p>
      <text:p text:style-name="Standard"><text:s text:c="12"/>use Symfony\Component\Form\Extension\Core\Type\TextType;</text:p>
      <text:p text:style-name="Standard"><text:s text:c="12"/>use Symfony\Component\Form\Extension\Core\Type\ChoiceType;</text:p>
      <text:p text:style-name="Standard"><text:s text:c="12"/>use Symfony\Component\Form\FormBuilderInterface;</text:p>
      <text:p text:style-name="Standard"><text:s text:c="12"/>use Symfony\Bridge\Doctrine\Form\Type\EntityType;</text:p>
      <text:p text:style-name="Standard"><text:s text:c="12"/>use Symfony\Component\Form\FormEvent;</text:p>
      <text:p text:style-name="Standard"><text:s text:c="12"/>use Symfony\Component\Form\FormEvents;</text:p>
      <text:p text:style-name="Standard"><text:s text:c="12"/>use Symfony\Component\Form\FormError;</text:p>
      <text:p text:style-name="Standard"/>
      <text:p text:style-name="Standard"><text:s text:c="12"/>class ToDoType extends AbstractType</text:p>
      <text:p text:style-name="Standard"><text:s text:c="12"/>{</text:p>
      <text:p text:style-name="Standard"><text:s text:c="16"/>public function buildForm(FormBuilderInterface $builder, array $options): void</text:p>
      <text:p text:style-name="Standard"><text:s text:c="16"/>{</text:p>
      <text:p text:style-name="Standard"><text:s text:c="20"/>$builder</text:p>
      <text:p text:style-name="Standard"><text:s text:c="24"/>-&gt;add('name', TextType::class)</text:p>
      <text:p text:style-name="Standard"><text:s text:c="24"/>-&gt;add('startdate', DateType::class, [</text:p>
      <text:p text:style-name="Standard"><text:s text:c="32"/>'widget' =&gt; 'single_text',</text:p>
      <text:p text:style-name="Standard"><text:s text:c="32"/>'html5' =&gt; true,</text:p>
      <text:p text:style-name="Standard"><text:s text:c="32"/>'attr' =&gt; [</text:p>
      <text:p text:style-name="Standard"><text:s text:c="36"/>'class' =&gt; 'js-datepicker'</text:p>
      <text:p text:style-name="Standard"><text:s text:c="36"/>]])</text:p>
      <text:p text:style-name="Standard"/>
      <text:p text:style-name="Standard"><text:s text:c="24"/>-&gt;add('note', TextareaType::class)</text:p>
      <text:p text:style-name="Standard"><text:s text:c="24"/>-&gt;add('location', TextType::class)</text:p>
      <text:p text:style-name="Standard"><text:s text:c="24"/>-&gt;add('status', ChoiceType::class, [</text:p>
      <text:p text:style-name="Standard"><text:s text:c="28"/>'choices' <text:s/>=&gt; [</text:p>
      <text:p text:style-name="Standard"><text:s text:c="32"/>'Select status' =&gt; null,</text:p>
      <text:p text:style-name="Standard"><text:s text:c="32"/>'Active' =&gt; 0,</text:p>
      <text:p text:style-name="Standard"><text:s text:c="32"/>'InActive' =&gt; 1,</text:p>
      <text:p text:style-name="Standard"><text:s text:c="28"/>],'help'=&gt;'Default status is Active now every time'</text:p>
      <text:p text:style-name="Standard"><text:s text:c="24"/>])</text:p>
      <text:p text:style-name="Standard"><text:s text:c="24"/>-&gt;add('save', SubmitType::class)</text:p>
      <text:p text:style-name="Standard"><text:s text:c="24"/>-&gt;addEventListener(</text:p>
      <text:p text:style-name="Standard"><text:s text:c="28"/>FormEvents::PRE_SET_DATA,</text:p>
      <text:p text:style-name="Standard"><text:s text:c="28"/>[$this, 'onPreSetData']</text:p>
      <text:p text:style-name="Standard"><text:s text:c="24"/>)-&gt;addEventListener(</text:p>
      <text:p text:style-name="Standard"><text:s text:c="28"/>FormEvents::POST_SET_DATA,</text:p>
      <text:p text:style-name="Standard"><text:s text:c="28"/>[$this, 'onPostSetData']</text:p>
      <text:p text:style-name="Standard"><text:s text:c="24"/>)</text:p>
      <text:p text:style-name="Standard"><text:s text:c="24"/>-&gt;addEventListener(</text:p>
      <text:p text:style-name="Standard"><text:soft-page-break/><text:s text:c="28"/>FormEvents::PRE_SUBMIT,</text:p>
      <text:p text:style-name="Standard"><text:s text:c="28"/>[$this, 'onPreSubmit']</text:p>
      <text:p text:style-name="Standard"><text:s text:c="24"/>)</text:p>
      <text:p text:style-name="Standard"><text:s text:c="24"/>-&gt;addEventListener(</text:p>
      <text:p text:style-name="Standard"><text:s text:c="28"/>FormEvents::POST_SUBMIT,</text:p>
      <text:p text:style-name="Standard"><text:s text:c="28"/>[$this, 'onPostSubmit']</text:p>
      <text:p text:style-name="Standard"><text:s text:c="24"/>)</text:p>
      <text:p text:style-name="Standard"><text:s text:c="24"/>-&gt;add('save', SubmitType::class,['label' =&gt; 'Add TodoList'])</text:p>
      <text:p text:style-name="Standard"><text:s text:c="24"/>;</text:p>
      <text:p text:style-name="Standard"><text:s text:c="16"/>}</text:p>
      <text:p text:style-name="Standard"><text:s text:c="16"/>// form event for pre set data</text:p>
      <text:p text:style-name="Standard"><text:s text:c="16"/>public function onPreSetData(FormEvent $event): void</text:p>
      <text:p text:style-name="Standard"><text:s text:c="16"/>{</text:p>
      <text:p text:style-name="Standard"/>
      <text:p text:style-name="Standard"><text:s text:c="20"/>echo "&lt;br&gt;";</text:p>
      <text:p text:style-name="Standard"><text:s text:c="20"/>echo "onPreSetData EventListener event is call";</text:p>
      <text:p text:style-name="Standard"><text:s text:c="20"/>echo "&lt;br&gt;";</text:p>
      <text:p text:style-name="Standard"><text:s text:c="20"/>// ...</text:p>
      <text:p text:style-name="Standard"><text:s text:c="16"/>}</text:p>
      <text:p text:style-name="Standard"><text:s text:c="16"/>// form event for post set data</text:p>
      <text:p text:style-name="Standard"/>
      <text:p text:style-name="Standard"><text:s text:c="16"/>public function onPostSetData(FormEvent $event): void</text:p>
      <text:p text:style-name="Standard"><text:s text:c="16"/>{</text:p>
      <text:p text:style-name="Standard"/>
      <text:p text:style-name="Standard"><text:s text:c="20"/>echo "onPostSetData EventListener event is call";</text:p>
      <text:p text:style-name="Standard"><text:s text:c="20"/>// ...</text:p>
      <text:p text:style-name="Standard"><text:s text:c="16"/>}</text:p>
      <text:p text:style-name="Standard"><text:s text:c="16"/>// form event for pre submit data</text:p>
      <text:p text:style-name="Standard"/>
      <text:p text:style-name="Standard"><text:s text:c="16"/>public function onPreSubmit(FormEvent $event): void</text:p>
      <text:p text:style-name="Standard"><text:s text:c="16"/>{</text:p>
      <text:p text:style-name="Standard"><text:s text:c="28"/>echo "&lt;br&gt;";</text:p>
      <text:p text:style-name="Standard"><text:s text:c="28"/>echo "onPreSubmit EventListener event is call";</text:p>
      <text:p text:style-name="Standard"><text:s text:c="28"/>echo "&lt;br&gt;";</text:p>
      <text:p text:style-name="Standard"><text:s text:c="20"/>// ...</text:p>
      <text:p text:style-name="Standard"><text:s text:c="24"/>$form = $event-&gt;getForm();</text:p>
      <text:p text:style-name="Standard"><text:s text:c="24"/>$formdata=$event-&gt;getData();</text:p>
      <text:p text:style-name="Standard"><text:s text:c="24"/>$taskname=$formdata['name'];</text:p>
      <text:p text:style-name="Standard"><text:s text:c="24"/>$startdate=$formdata['startdate'];</text:p>
      <text:p text:style-name="Standard"><text:s text:c="24"/>$note=$formdata['note'];</text:p>
      <text:p text:style-name="Standard"><text:s text:c="24"/>$today=date('Y-m-d');</text:p>
      <text:p text:style-name="Standard"/>
      <text:p text:style-name="Standard"><text:s text:c="24"/>if (strlen($taskname) &lt; 2 or strlen($taskname) &gt; 7){</text:p>
      <text:p text:style-name="Standard"/>
      <text:p text:style-name="Standard"><text:s text:c="28"/>echo "error name must is greater then 2 and lesss then 7 ";</text:p>
      <text:p text:style-name="Standard"><text:s text:c="28"/>$form-&gt;setData('name')-&gt;addError(new FormError('error name must is greater <text:tab/><text:tab/> <text:s text:c="2"/>then 2 and lesss then 7'));</text:p>
      <text:p text:style-name="Standard"/>
      <text:p text:style-name="Standard"><text:s text:c="28"/>}</text:p>
      <text:p text:style-name="Standard"><text:s text:c="28"/>if ($startdate &lt; $today <text:s/>or $startdate == $today ) {</text:p>
      <text:p text:style-name="Standard"><text:s text:c="32"/>echo "error end date is not less then start date please check";</text:p>
      <text:p text:style-name="Standard"><text:soft-page-break/><text:s text:c="32"/>$form-&gt;setData('startdate')-&gt;addError(new FormError('error end date is not less <text:tab/><text:tab/><text:tab/>then start date please check '));</text:p>
      <text:p text:style-name="Standard"><text:s text:c="28"/>}</text:p>
      <text:p text:style-name="Standard"/>
      <text:p text:style-name="Standard"><text:s text:c="28"/>if(strlen($note) &lt; 3){</text:p>
      <text:p text:style-name="Standard"><text:s text:c="32"/>echo "error note <text:s/>must is greter then 3 value";</text:p>
      <text:p text:style-name="Standard"><text:s text:c="32"/>$form-&gt;setData('note')-&gt;addError(new FormError('error note <text:s/>must is greter <text:tab/><text:tab/><text:tab/>then 3 value'));</text:p>
      <text:p text:style-name="Standard"><text:s text:c="28"/>}</text:p>
      <text:p text:style-name="Standard"><text:s text:c="20"/>}</text:p>
      <text:p text:style-name="Standard"><text:s text:c="16"/>// form event for prposte submit data</text:p>
      <text:p text:style-name="Standard"/>
      <text:p text:style-name="Standard"><text:s text:c="16"/>public function onPostSubmit(FormEvent $event): void</text:p>
      <text:p text:style-name="Standard"><text:s text:c="16"/>{</text:p>
      <text:p text:style-name="Standard"><text:s text:c="20"/>// <text:s/>$routeParams = $request-&gt;attributes-&gt;get('user_task_add_form');</text:p>
      <text:p text:style-name="Standard"/>
      <text:p text:style-name="Standard"><text:s text:c="24"/>$form=$event-&gt;getForm();</text:p>
      <text:p text:style-name="Standard"/>
      <text:p text:style-name="Standard"><text:s text:c="24"/>if($form-&gt;isValid()){</text:p>
      <text:p text:style-name="Standard"><text:s text:c="28"/>return;</text:p>
      <text:p text:style-name="Standard"><text:s text:c="24"/>}</text:p>
      <text:p text:style-name="Standard"><text:s text:c="24"/>else{</text:p>
      <text:p text:style-name="Standard"><text:s text:c="28"/>$form-&gt;getErrors(true, false);</text:p>
      <text:p text:style-name="Standard"/>
      <text:p text:style-name="Standard"><text:s text:c="24"/>}</text:p>
      <text:p text:style-name="Standard"><text:s text:c="28"/>echo "&lt;br&gt;";</text:p>
      <text:p text:style-name="Standard"><text:s text:c="28"/>echo "onPostSubmit EventListener event is call";</text:p>
      <text:p text:style-name="Standard"><text:s text:c="28"/>echo "&lt;br&gt;";</text:p>
      <text:p text:style-name="Standard"><text:s text:c="20"/>//dd('onPostSubmit');</text:p>
      <text:p text:style-name="Standard"><text:s text:c="20"/>// ...</text:p>
      <text:p text:style-name="Standard"><text:s text:c="16"/>}</text:p>
      <text:p text:style-name="Standard"><text:s text:c="12"/>}</text:p>
      <text:p text:style-name="Standard"><text:s text:c="12"/>=<text:span text:style-name="T1">controller</text:span></text:p>
      <text:p text:style-name="Standard"/>
      <text:p text:style-name="Standard"><text:s text:c="13"/>public function addToDo(Request $request,ManagerRegistry $doctrine): Response</text:p>
      <text:p text:style-name="Standard"><text:s text:c="12"/>{</text:p>
      <text:p text:style-name="Standard"><text:s text:c="16"/>$entityManager = $doctrine-&gt;getManager();</text:p>
      <text:p text:style-name="Standard"><text:s text:c="16"/>$todo = new TodoLIST();</text:p>
      <text:p text:style-name="Standard"><text:s text:c="16"/>$todo-&gt;getName('Write a blog post');</text:p>
      <text:p text:style-name="Standard"><text:s text:c="16"/>$todo-&gt;setStartdate(new \DateTime('tomorrow'));</text:p>
      <text:p text:style-name="Standard"><text:s text:c="16"/>$todo-&gt;setNote('');</text:p>
      <text:p text:style-name="Standard"/>
      <text:p text:style-name="Standard"><text:s text:c="16"/>$form = $this-&gt;createForm(ToDoType::class, $todo);</text:p>
      <text:p text:style-name="Standard"/>
      <text:p text:style-name="Standard"><text:s text:c="16"/>$form-&gt;handleRequest($request);</text:p>
      <text:p text:style-name="Standard"><text:s text:c="12"/>dump($form);</text:p>
      <text:p text:style-name="Standard"><text:s text:c="16"/>if ($form-&gt;isSubmitted() &amp;&amp; $form-&gt;isValid()) {</text:p>
      <text:p text:style-name="Standard"><text:s text:c="20"/>$todo = $form-&gt;getData();</text:p>
      <text:p text:style-name="Standard"/>
      <text:p text:style-name="Standard"><text:s text:c="20"/>$entityManager-&gt;persist($todo);</text:p>
      <text:p text:style-name="Standard"><text:s text:c="20"/>// actually executes the queries (i.e. the INSERT query)</text:p>
      <text:p text:style-name="Standard"><text:s text:c="20"/>$entityManager-&gt;flush();</text:p>
      <text:p text:style-name="Standard"><text:soft-page-break/><text:s text:c="20"/>// ... perform some action, such as saving the task to the database</text:p>
      <text:p text:style-name="Standard"><text:s text:c="20"/>return $this-&gt;redirectToRoute('app_to_do_list');</text:p>
      <text:p text:style-name="Standard"><text:s text:c="16"/>}</text:p>
      <text:p text:style-name="Standard"><text:s text:c="16"/>else if($form-&gt;isSubmitted() &amp;&amp; !$form-&gt;isValid()){</text:p>
      <text:p text:style-name="Standard"><text:s text:c="20"/>// <text:s/>dd($form-&gt;getErrors());</text:p>
      <text:p text:style-name="Standard"><text:s text:c="16"/>}</text:p>
      <text:p text:style-name="Standard"/>
      <text:p text:style-name="Standard"/>
      <text:p text:style-name="Standard"><text:s text:c="16"/>return $this-&gt;renderForm('to_do_list/addToDo.html.twig', [</text:p>
      <text:p text:style-name="Standard"><text:s text:c="20"/>'form' =&gt; $form,</text:p>
      <text:p text:style-name="Standard"><text:s text:c="16"/>]);</text:p>
      <text:p text:style-name="Standard"><text:s text:c="12"/>}</text:p>
      <text:p text:style-name="Standard"/>
      <text:p text:style-name="Standard"/>
      <text:p text:style-name="P1">3)create new bundel example</text:p>
      <text:p text:style-name="P1"/>
      <text:p text:style-name="P1">4)Register and login sysmfone</text:p>
      <text:p text:style-name="Standard"/>
      <text:p text:style-name="P1">5)Rview poi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3:10:17.629450100</meta:creation-date>
    <dc:date>2023-03-16T13:30:38.165584088</dc:date>
    <meta:editing-duration>PT20M12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7" meta:paragraph-count="229" meta:word-count="876" meta:character-count="11594" meta:non-whitespace-character-count="6742"/>
  </office:meta>
</office:document-meta>
</file>